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style:writing-mode="page"/>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style:writing-mode="page"/>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style:writing-mode="page"/>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style:writing-mode="page"/>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style:writing-mode="page"/>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style:writing-mode="page"/>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style:writing-mode="page"/>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A1" style:family="table-cell">
      <style:table-cell-properties style:writing-mode="page"/>
    </style:style>
    <style:style style:name="Table9" style:family="table">
      <style:table-properties style:width="17.59cm" table:align="margins"/>
    </style:style>
    <style:style style:name="Table9.A" style:family="table-column">
      <style:table-column-properties style:column-width="17.59cm" style:rel-column-width="65535*"/>
    </style:style>
    <style:style style:name="Table9.A1" style:family="table-cell">
      <style:table-cell-properties style:writing-mode="page"/>
    </style:style>
    <style:style style:name="P1" style:family="paragraph" style:parent-style-name="Heading_20_1">
      <style:text-properties officeooo:rsid="000b5c7d" officeooo:paragraph-rsid="000b5c7d"/>
    </style:style>
    <style:style style:name="P2" style:family="paragraph" style:parent-style-name="Standard">
      <style:paragraph-properties fo:text-align="center" style:justify-single-word="false"/>
      <style:text-properties fo:font-style="italic" fo:font-weight="bold" officeooo:rsid="0008b60a" officeooo:paragraph-rsid="000b5c7d" style:font-style-asian="italic" style:font-weight-asian="bold" style:font-style-complex="italic" style:font-weight-complex="bold"/>
    </style:style>
    <style:style style:name="P3" style:family="paragraph" style:parent-style-name="Table_20_Contents">
      <style:paragraph-properties fo:text-align="start" style:justify-single-word="false"/>
      <style:text-properties officeooo:paragraph-rsid="000b049e"/>
    </style:style>
    <style:style style:name="P4" style:family="paragraph" style:parent-style-name="Table_20_Contents">
      <style:paragraph-properties fo:text-align="start" style:justify-single-word="false"/>
      <style:text-properties fo:font-size="8pt" officeooo:paragraph-rsid="000b049e" style:font-size-asian="8pt" style:font-size-complex="8pt"/>
    </style:style>
    <style:style style:name="P5" style:family="paragraph" style:parent-style-name="Table_20_Contents">
      <style:paragraph-properties fo:text-align="start" style:justify-single-word="false"/>
      <style:text-properties fo:font-size="8pt" officeooo:paragraph-rsid="000b5c7d" style:font-size-asian="8pt" style:font-size-complex="8pt"/>
    </style:style>
    <style:style style:name="P6" style:family="paragraph" style:parent-style-name="Table_20_Contents">
      <style:paragraph-properties fo:text-align="start" style:justify-single-word="false"/>
      <style:text-properties style:font-name="Consolas" fo:font-size="10pt" style:font-size-asian="10pt" style:font-size-complex="10pt"/>
    </style:style>
    <style:style style:name="P7" style:family="paragraph" style:parent-style-name="Text_20_body">
      <style:paragraph-properties fo:text-align="center" style:justify-single-word="false"/>
      <style:text-properties fo:font-style="italic" fo:font-weight="bold" officeooo:rsid="0008b60a" officeooo:paragraph-rsid="0008b60a" style:font-style-asian="italic" style:font-weight-asian="bold" style:font-style-complex="italic" style:font-weight-complex="bold"/>
    </style:style>
    <style:style style:name="P8" style:family="paragraph" style:parent-style-name="Text_20_body">
      <style:paragraph-properties fo:text-align="center" style:justify-single-word="false"/>
      <style:text-properties fo:font-style="italic" fo:font-weight="bold" officeooo:rsid="0008b60a" officeooo:paragraph-rsid="000b049e" style:font-style-asian="italic" style:font-weight-asian="bold" style:font-style-complex="italic" style:font-weight-complex="bold"/>
    </style:style>
    <style:style style:name="P9" style:family="paragraph" style:parent-style-name="Text_20_body">
      <style:paragraph-properties fo:text-align="center" style:justify-single-word="false"/>
      <style:text-properties fo:font-style="italic" fo:font-weight="bold" officeooo:rsid="0008b60a" officeooo:paragraph-rsid="000b5c7d" style:font-style-asian="italic" style:font-weight-asian="bold" style:font-style-complex="italic" style:font-weight-complex="bold"/>
    </style:style>
    <style:style style:name="P10" style:family="paragraph" style:parent-style-name="Text_20_body">
      <style:paragraph-properties fo:text-align="start" style:justify-single-word="false"/>
      <style:text-properties fo:font-style="italic" fo:font-weight="bold" officeooo:rsid="000b5c7d" officeooo:paragraph-rsid="000b5c7d" style:font-style-asian="italic" style:font-weight-asian="bold" style:font-style-complex="italic" style:font-weight-complex="bold"/>
    </style:style>
    <style:style style:name="P11" style:family="paragraph" style:parent-style-name="Text_20_body">
      <style:paragraph-properties fo:text-align="center" style:justify-single-word="false"/>
      <style:text-properties fo:font-style="italic" officeooo:rsid="00044cd1" officeooo:paragraph-rsid="00039b29" style:font-style-asian="italic" style:font-style-complex="italic"/>
    </style:style>
    <style:style style:name="P12" style:family="paragraph" style:parent-style-name="Text_20_body">
      <style:paragraph-properties fo:text-align="start" style:justify-single-word="false"/>
      <style:text-properties fo:font-style="italic" fo:font-weight="normal" officeooo:rsid="000b5c7d" officeooo:paragraph-rsid="000b5c7d" style:font-style-asian="italic" style:font-weight-asian="normal" style:font-style-complex="italic" style:font-weight-complex="normal"/>
    </style:style>
    <style:style style:name="P13" style:family="paragraph" style:parent-style-name="Text_20_body">
      <style:paragraph-properties fo:text-align="start" style:justify-single-word="false"/>
      <style:text-properties fo:font-style="normal" fo:font-weight="bold" officeooo:rsid="00039b29" officeooo:paragraph-rsid="00039b29" style:font-style-asian="normal" style:font-weight-asian="bold" style:font-style-complex="normal" style:font-weight-complex="bold"/>
    </style:style>
    <style:style style:name="P14" style:family="paragraph" style:parent-style-name="Text_20_body">
      <style:paragraph-properties fo:text-align="start" style:justify-single-word="false"/>
      <style:text-properties fo:font-style="normal" fo:font-weight="bold" officeooo:rsid="000706fb" officeooo:paragraph-rsid="000706fb" style:font-style-asian="normal" style:font-weight-asian="bold" style:font-style-complex="normal" style:font-weight-complex="bold"/>
    </style:style>
    <style:style style:name="P15" style:family="paragraph" style:parent-style-name="Text_20_body">
      <style:paragraph-properties fo:text-align="start" style:justify-single-word="false"/>
      <style:text-properties fo:font-style="normal" fo:font-weight="bold" officeooo:rsid="0008b60a" officeooo:paragraph-rsid="0008b60a" style:font-style-asian="normal" style:font-weight-asian="bold" style:font-style-complex="normal" style:font-weight-complex="bold"/>
    </style:style>
    <style:style style:name="P16" style:family="paragraph" style:parent-style-name="Text_20_body">
      <style:paragraph-properties fo:text-align="start" style:justify-single-word="false"/>
      <style:text-properties fo:font-style="normal" fo:font-weight="bold" officeooo:rsid="000b049e" officeooo:paragraph-rsid="000b049e" style:font-style-asian="normal" style:font-weight-asian="bold" style:font-style-complex="normal" style:font-weight-complex="bold"/>
    </style:style>
    <style:style style:name="P17" style:family="paragraph" style:parent-style-name="Text_20_body">
      <style:paragraph-properties fo:text-align="start" style:justify-single-word="false"/>
      <style:text-properties fo:font-style="normal" fo:font-weight="bold" officeooo:rsid="000b049e" officeooo:paragraph-rsid="000b5c7d" style:font-style-asian="normal" style:font-weight-asian="bold" style:font-style-complex="normal" style:font-weight-complex="bold"/>
    </style:style>
    <style:style style:name="P18" style:family="paragraph" style:parent-style-name="Text_20_body">
      <style:paragraph-properties fo:text-align="start" style:justify-single-word="false"/>
      <style:text-properties fo:font-style="normal" fo:font-weight="bold" officeooo:rsid="000b5c7d" officeooo:paragraph-rsid="000b5c7d" style:font-style-asian="normal" style:font-weight-asian="bold" style:font-style-complex="normal" style:font-weight-complex="bold"/>
    </style:style>
    <style:style style:name="P19" style:family="paragraph" style:parent-style-name="Text_20_body">
      <style:paragraph-properties fo:text-align="start" style:justify-single-word="false"/>
      <style:text-properties fo:font-style="normal" fo:font-weight="normal" officeooo:rsid="00039b29" officeooo:paragraph-rsid="00039b29" style:font-style-asian="normal" style:font-weight-asian="normal" style:font-style-complex="normal" style:font-weight-complex="normal"/>
    </style:style>
    <style:style style:name="P20" style:family="paragraph" style:parent-style-name="Text_20_body">
      <style:paragraph-properties fo:text-align="start" style:justify-single-word="false"/>
      <style:text-properties fo:font-style="normal" fo:font-weight="normal" officeooo:rsid="000706fb" officeooo:paragraph-rsid="000706fb" style:font-style-asian="normal" style:font-weight-asian="normal" style:font-style-complex="normal" style:font-weight-complex="normal"/>
    </style:style>
    <style:style style:name="P21" style:family="paragraph" style:parent-style-name="Text_20_body">
      <style:paragraph-properties fo:text-align="start" style:justify-single-word="false"/>
      <style:text-properties fo:font-style="normal" fo:font-weight="normal" officeooo:rsid="000b049e" officeooo:paragraph-rsid="000b049e" style:font-style-asian="normal" style:font-weight-asian="normal" style:font-style-complex="normal" style:font-weight-complex="normal"/>
    </style:style>
    <style:style style:name="P22" style:family="paragraph" style:parent-style-name="Text_20_body">
      <style:text-properties fo:font-weight="bold" officeooo:rsid="00054c03" officeooo:paragraph-rsid="00054c03" style:font-weight-asian="bold" style:font-weight-complex="bold"/>
    </style:style>
    <style:style style:name="P23" style:family="paragraph" style:parent-style-name="Title">
      <style:text-properties officeooo:rsid="00039b29" officeooo:paragraph-rsid="00039b29"/>
    </style:style>
    <style:style style:name="T1" style:family="text">
      <style:text-properties officeooo:rsid="00039b29"/>
    </style:style>
    <style:style style:name="T2" style:family="text">
      <style:text-properties fo:font-weight="normal" style:font-weight-asian="normal" style:font-weight-complex="normal"/>
    </style:style>
    <style:style style:name="T3" style:family="text">
      <style:text-properties fo:font-weight="normal" officeooo:rsid="0009d54b" style:font-weight-asian="normal" style:font-weight-complex="normal"/>
    </style:style>
    <style:style style:name="T4" style:family="text">
      <style:text-properties fo:font-weight="normal" officeooo:rsid="000a2f11" style:font-weight-asian="normal" style:font-weight-complex="normal"/>
    </style:style>
    <style:style style:name="T5" style:family="text">
      <style:text-properties fo:font-weight="normal" officeooo:rsid="000b049e" style:font-weight-asian="normal" style:font-weight-complex="normal"/>
    </style:style>
    <style:style style:name="T6" style:family="text">
      <style:text-properties fo:font-weight="normal" officeooo:rsid="000b5c7d" style:font-weight-asian="normal" style:font-weight-complex="normal"/>
    </style:style>
    <style:style style:name="T7" style:family="text">
      <style:text-properties officeooo:rsid="00054c03"/>
    </style:style>
    <style:style style:name="T8" style:family="text">
      <style:text-properties officeooo:rsid="000706fb"/>
    </style:style>
    <style:style style:name="T9" style:family="text">
      <style:text-properties officeooo:rsid="0008b60a"/>
    </style:style>
    <style:style style:name="T10" style:family="text">
      <style:text-properties officeooo:rsid="0009d54b"/>
    </style:style>
    <style:style style:name="T11" style:family="text">
      <style:text-properties officeooo:rsid="000b049e"/>
    </style:style>
    <style:style style:name="T12" style:family="text">
      <style:text-properties fo:font-style="normal" fo:font-weight="normal" officeooo:rsid="000b049e" style:font-style-asian="normal" style:font-weight-asian="normal" style:font-style-complex="normal" style:font-weight-complex="normal"/>
    </style:style>
    <style:style style:name="T13" style:family="text">
      <style:text-properties fo:font-style="normal" fo:font-weight="normal" officeooo:rsid="000b5c7d" style:font-style-asian="normal" style:font-weight-asian="normal" style:font-style-complex="normal" style:font-weight-complex="normal"/>
    </style:style>
    <style:style style:name="T14" style:family="text">
      <style:text-properties fo:font-style="normal" style:font-style-asian="normal" style:font-style-complex="normal"/>
    </style:style>
    <style:style style:name="T15" style:family="text">
      <style:text-properties fo:font-style="normal" officeooo:rsid="000b049e" style:font-style-asian="normal" style:font-style-complex="normal"/>
    </style:style>
    <style:style style:name="T16" style:family="text">
      <style:text-properties fo:font-style="normal" officeooo:rsid="000b5c7d" style:font-style-asian="normal" style:font-style-complex="normal"/>
    </style:style>
    <style:style style:name="T17" style:family="text">
      <style:text-properties fo:font-size="8pt" style:font-size-asian="8pt" style:font-size-complex="8pt"/>
    </style:style>
    <style:style style:name="T18" style:family="text">
      <style:text-properties fo:font-style="italic" fo:font-weight="bold" officeooo:rsid="0008b60a" style:font-style-asian="italic" style:font-weight-asian="bold" style:font-style-complex="italic" style:font-weight-complex="bold"/>
    </style:style>
    <style:style style:name="T19" style:family="text">
      <style:text-properties officeooo:rsid="000b5c7d"/>
    </style:style>
    <style:style style:name="T20" style:family="text">
      <style:text-properties style:font-name="Consolas" fo:font-size="10pt" style:font-size-asian="10pt" style:font-size-complex="10pt"/>
    </style:style>
    <style:style style:name="T21" style:family="text">
      <style:text-properties style:font-name="Consolas" fo:font-size="10pt" officeooo:rsid="000b049e" style:font-size-asian="10pt" style:font-size-complex="10pt"/>
    </style:style>
    <style:style style:name="T22" style:family="text">
      <style:text-properties style:font-name="Consolas" fo:font-size="10pt" officeooo:rsid="000b5c7d"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Secure Voting System</text:p>
      <text:p text:style-name="P11"><text:span text:style-name="T1">OCdt Foden, </text:span>OCdt Brow<text:span text:style-name="T1">n, OCdt Gillingham</text:span></text:p>
      <text:p text:style-name="P11">CSE446</text:p>
      <text:h text:style-name="Heading_20_1" text:outline-level="1">Introduction</text:h>
      <text:p text:style-name="P13"><text:tab/><text:span text:style-name="T2">For a final project the students were tasked with creating a secure voting system. This system needed to allow for a user to log in to the system using an username and password then vote for their favourite candidate. After they are able to view the current standings of each of the candidates but are unable to change their vote or vote again. Throughout the creation of the web application possible attacks such as SQL injection and directory traversal attacks where considered. By completing this lab the students have been able to demonstrate the knowledge they have learned on cyber attacks throughout this semester. </text:span></text:p>
      <text:h text:style-name="Heading_20_1" text:outline-level="1">Discussion</text:h>
      <text:p text:style-name="P22">Software Used</text:p>
      <text:p text:style-name="P19"><text:tab/><text:span text:style-name="T7">The first part of the lab was to determine what software stack to use. The software that was needed was a web server, SQL database server, and the language to use for dynamic page generation. </text:span>To make this website the students used Apachie web server. This web server was chosen as it is a very secure free and open source web server. It has many customization options allowing the students to ensure their application is secure. <text:span text:style-name="T7">In addition, mysql was used as the database system. This was chosen for similar reasons as Apachie along with that the students have had previous experience with mysql. Finally, in order to create dynamic web pages a server side language needed to be decided upon. </text:span><text:span text:style-name="T8">PHP was chosen due to it being created specifically for web sites, thus it has many features specific for websites such as the server variable. These tools allow for easy access to web site specific information that would be multiple lines of code in other languages. Ultimately, Apachie web server, mysql and PHP where all chosen due to their high security and free and open source nature.</text:span></text:p>
      <text:p text:style-name="P14">Database</text:p>
      <text:p text:style-name="P20"><text:tab/>Within the lab the multiple pieces of information needed to be stored in a database. These included the users information, the candidate information and the votes that have been made. Thus, three tables were created in the database; one for each of categories of data. This was done firstly to make the input of data easier <text:span text:style-name="T9">to input and manipulate. This is because one of the benefits of SQL databases is having relational data. It also allows each to have different fields. Second, having separated tables for each piece of data helps inspire defence in depth. If an attacker was able to gain access to the information of one table there is a chance they would not be able to gain access to the whole database. This would limit the data that is released in such an attack. In the users table the primary key as well as the username and password of each user is stored as var-chars. This information is used when the user is logging in. In the candidates table has a primary key and the party of each </text:span><text:soft-page-break/><text:span text:style-name="T9">candidate. This information is used to show the users what candidates are available to vote for. The final table is the votes table which stores the voter and the candidate they voted for. This information is used to store who the user voted for allowing the display of which candidate is winning and preventing voters from voting twice. With the creation of all the tables the students where now able to store all the information needed to operate the application. </text:span></text:p>
      <table:table table:name="Table1" table:style-name="Table1">
        <table:table-column table:style-name="Table1.A"/>
        <table:table-row>
          <table:table-cell table:style-name="Table1.A1" office:value-type="string">
            <text:p text:style-name="P6">CREATE TABLE IF NOT EXISTS users (</text:p>
            <text:p text:style-name="P6"><text:s text:c="25"/>userid int PRIMARY KEY ,</text:p>
            <text:p text:style-name="P6"><text:s text:c="25"/>type varchar(255),</text:p>
            <text:p text:style-name="P6"><text:s text:c="25"/>username varchar(255),</text:p>
            <text:p text:style-name="P6"><text:s text:c="25"/>password varchar(255)</text:p>
            <text:p text:style-name="P6">);</text:p>
            <text:p text:style-name="P6"/>
            <text:p text:style-name="P6">CREATE TABLE IF NOT EXISTS candidates (</text:p>
            <text:p text:style-name="P6"><text:s text:c="23"/>candidateid int PRIMARY KEY ,</text:p>
            <text:p text:style-name="P6"><text:s text:c="23"/>party varchar(255)</text:p>
            <text:p text:style-name="P6">);</text:p>
            <text:p text:style-name="P6"/>
            <text:p text:style-name="P6">CREATE TABLE IF NOT EXISTS votes (</text:p>
            <text:p text:style-name="P6"><text:s text:c="28"/>voteid int AUTO_INCREMENT PRIMARY KEY ,</text:p>
            <text:p text:style-name="P6"><text:s text:c="28"/>voter varchar(255),</text:p>
            <text:p text:style-name="P6"><text:s text:c="28"/>candidate varchar(255)</text:p>
            <text:p text:style-name="P6">)AUTO_INCREMENT = 1;</text:p>
          </table:table-cell>
        </table:table-row>
      </table:table>
      <text:p text:style-name="P7">Figure 1: <text:span text:style-name="T2">Creation of the SQL Tables</text:span></text:p>
      <text:p text:style-name="P15"><text:span text:style-name="T10">Landing Page</text:span></text:p>
      <text:p text:style-name="P15"><text:tab/><text:span text:style-name="T3">This page is very simple page which greats the users when the enter the website. The creation of this page gave the students the layout for all fallowing pages. Three CSS files where linked to provide styling for the website. All of the CSS files are from w3Schools with minor modification </text:span><text:span text:style-name="T4">by</text:span><text:span text:style-name="T3"> the students. </text:span><text:span text:style-name="T4">On the landing page there </text:span><text:span text:style-name="T5">are buttons which will allow you navigate to all the other pages. The layout of this page was then copied to create all the other pages</text:span></text:p>
      <text:p text:style-name="P16">Login Page</text:p>
      <text:p text:style-name="P21"><text:tab/>This page allows a user to enter their username and password in order to log into the application. This was done by creating an HTML form which will send the inputted information back to the server using an HTTP post request. The post request is then received by a the PHP file associated with the page. The post request is then first checked to ensure that data has been entered into the username and password field. If data has been entered the password of the username entered is then retrieved using the SQL statement shown in figure two. In the insecure version of the web page the statement is not prepared and thus the user input is simply placed into the SQL statement as shown in figure three. The user entered password is then compared to the password found in the database. If the password is correct then the user will be logged in by setting the session logged in and username variables. If the password is not correct then the a message saying advising the user that the username or password was incorrect is shown. Currently the passwords are stored as plain text as this was outside the requirements of the assignment however, in a future iteration it would be advised to store the hash of the password. This would prevent the attacker from gaining the password in the event that the database is compromised. To implement this the hash of the password would be stored in the database in place of the plain text password. Once a user enters their information the entered password would <text:soft-page-break/>then be hashed and the newly created hash would be compared to one stored in the password in the same manor that the plain text password is compared currently. Due to the transport of passwords it should also be noted that this page must be hosted using HTTPS rather than HTTP to prevent the sniffing of passwords by adversaries. The styling of this page was done in the same fashion as the Landing Page. The creation of this page allowed users to securely log into the application.</text:p>
      <table:table table:name="Table2" table:style-name="Table2">
        <table:table-column table:style-name="Table2.A"/>
        <table:table-row>
          <table:table-cell table:style-name="Table2.A1" office:value-type="string">
            <text:p text:style-name="P3"><text:span text:style-name="T17"><text:s text:c="7"/></text:span><text:span text:style-name="T20"><text:s/>$sql = "SELECT username, password FROM users WHERE username = ?";</text:span></text:p>
          </table:table-cell>
        </table:table-row>
      </table:table>
      <text:p text:style-name="P8">Figure <text:span text:style-name="T11">2: </text:span><text:span text:style-name="T5">Secure SQL Statement for Getting Password</text:span></text:p>
      <table:table table:name="Table3" table:style-name="Table3">
        <table:table-column table:style-name="Table3.A"/>
        <table:table-row>
          <table:table-cell table:style-name="Table3.A1" office:value-type="string">
            <text:p text:style-name="P4"><text:s text:c="8"/><text:span text:style-name="T20">$sql = "SELECT username, password FROM users WHERE username = ‘" . </text:span><text:span text:style-name="T21">$username . “’”</text:span><text:span text:style-name="T20">;</text:span></text:p>
          </table:table-cell>
        </table:table-row>
      </table:table>
      <text:p text:style-name="P8"><text:span text:style-name="T11">Figure </text:span><text:span text:style-name="T19">3</text:span><text:span text:style-name="T5">: Unsecure SQL Statement for Getting Password</text:span></text:p>
      <text:p text:style-name="P16">Voting Page</text:p>
      <text:p text:style-name="P21"><text:tab/>The next page that was created was the Voting Page. This page allows users to cast their votes. First this page checks if the user is logged in as only registered voters can participate in the election. <text:span text:style-name="T19">If the user is not logged in they will be redirected to the login page using the code seen in figure four. This prevents against directory traversal attacks. If the user is logged in they will be presented with a HTML form with buttons to select the candidate they wish to vote for. The candidates are dynamically created by calling a PHP method called “getData” which can be seen in figure five. This method will query the candidates table to and return them as buttons when creating the page. The form will send a HTTP post request back to the server with the users selected candidate and users username. Similar to the candidate buttons this is dynamically created when the page is requested by inserting the username into the form but is hidden from the user by setting the type to hidden. The username is sent in the form as it allows the server to know who is making the request.</text:span></text:p>
      <text:p text:style-name="P21"><text:tab/><text:span text:style-name="T19">Once the user sends the data the php script “vote_service” is ran. This script again first checks if the user is logged in using the code seen in figure 4. This is done to prevent an attacker from simply crafting a custom HTTP post request to the server. Thus the user must be logged in to make their vote. Next, the vote table is checked to see if there is already an entry with the submitted username. This is done by executing the SQL statement found in figure six and checking if anything is returned. This statement is parameterized as if it wasn’t the attacker would be able to craft a post request with malicious inputs to perform SQL injection. This could be done using a utility like Burp Suite which allows you intercept and alter HTTP packets. If the SQL query returns any results then the vote is not cast as a user can not change their vote or vote multiple times. Otherwise, the vote is added to the vote table using the SQL statement found in figure seven. Again, this statement is prepared to prevent SQL injection attacks. The users vote would then be cast.</text:span></text:p>
      <text:p text:style-name="P2"><text:span text:style-name="T12"/></text:p>
      <table:table table:name="Table4" table:style-name="Table4">
        <table:table-column table:style-name="Table4.A"/>
        <table:table-row>
          <table:table-cell table:style-name="Table4.A1" office:value-type="string">
            <text:p text:style-name="P5"><text:s text:c="8"/><text:span text:style-name="T20">if(!$_SESSION["loggedIn"]){</text:span></text:p>
            <text:p text:style-name="P5"><text:span text:style-name="T20"><text:s text:c="4"/>header("Location: ../CSE466_Voting/login.html");</text:span></text:p>
            <text:p text:style-name="P5"><text:span text:style-name="T20"><text:s text:c="4"/>exit;</text:span></text:p>
            <text:p text:style-name="P5"><text:span text:style-name="T20">}</text:span></text:p>
          </table:table-cell>
        </table:table-row>
      </table:table>
      <text:p text:style-name="P9"><text:span text:style-name="T11">Figure </text:span><text:span text:style-name="T19">4: </text:span><text:span text:style-name="T6">Redirect to Login if not Logged in</text:span></text:p>
      <text:p text:style-name="P2"><text:span text:style-name="T12"/></text:p>
      <table:table table:name="Table5" table:style-name="Table5">
        <table:table-column table:style-name="Table5.A"/>
        <table:table-row>
          <table:table-cell table:style-name="Table5.A1" office:value-type="string">
            <text:p text:style-name="P5"><text:s/><text:span text:style-name="T20">function getData(){</text:span></text:p>
            <text:p text:style-name="P5"><text:span text:style-name="T20"><text:s text:c="4"/>if($_SERVER["REQUEST_METHOD"] == "GET"){</text:span></text:p>
            <text:p text:style-name="P5"><text:span text:style-name="T20"><text:s text:c="8"/>// <text:s text:c="3"/>Connect to the database</text:span></text:p>
            <text:p text:style-name="P5"><text:soft-page-break/><text:span text:style-name="T20"><text:s text:c="8"/>$db = mysqli_connect('localhost','root','password','db_voting');</text:span></text:p>
            <text:p text:style-name="P5"><text:span text:style-name="T20"/></text:p>
            <text:p text:style-name="P5"><text:span text:style-name="T20"><text:s text:c="8"/>// <text:s text:c="3"/>Make the vote query to display them</text:span></text:p>
            <text:p text:style-name="P5"><text:span text:style-name="T20"><text:s text:c="8"/>$query <text:s/>= "SELECT * FROM candidates";</text:span></text:p>
            <text:p text:style-name="P5"><text:span text:style-name="T20"><text:s text:c="8"/>$result = $db-&gt;query($query);</text:span></text:p>
            <text:p text:style-name="P5"><text:span text:style-name="T20"/></text:p>
            <text:p text:style-name="P5"><text:span text:style-name="T20"><text:s text:c="8"/>while ($row = $result-&gt;fetch_assoc()) {</text:span></text:p>
            <text:p text:style-name="P5"><text:span text:style-name="T20"><text:s text:c="12"/>echo '&lt;option value=',$row["party"],'&gt;',$row["party"],'&lt;/option&gt;';</text:span></text:p>
            <text:p text:style-name="P5"><text:span text:style-name="T20"><text:s text:c="8"/>}</text:span></text:p>
            <text:p text:style-name="P5"><text:span text:style-name="T20"><text:s text:c="4"/>}</text:span></text:p>
          </table:table-cell>
        </table:table-row>
      </table:table>
      <text:p text:style-name="P9"><text:span text:style-name="T11">Figure </text:span><text:span text:style-name="T19">5: </text:span><text:span text:style-name="T6">Code to Create Candidate Information</text:span></text:p>
      <text:p text:style-name="P2"><text:span text:style-name="T12"/></text:p>
      <table:table table:name="Table6" table:style-name="Table6">
        <table:table-column table:style-name="Table6.A"/>
        <table:table-row>
          <table:table-cell table:style-name="Table6.A1" office:value-type="string">
            <text:p text:style-name="P5"><text:s/><text:span text:style-name="T20"><text:s text:c="4"/>$stmt = $db-&gt;prepare("SELECT * FROM votes WHERE voter=?");</text:span></text:p>
          </table:table-cell>
        </table:table-row>
      </table:table>
      <text:p text:style-name="P9"><text:span text:style-name="T11">Figure </text:span><text:span text:style-name="T19">6: </text:span><text:span text:style-name="T6">SQL Statement to Check if User Has Voted</text:span></text:p>
      <table:table table:name="Table7" table:style-name="Table7">
        <table:table-column table:style-name="Table7.A"/>
        <table:table-row>
          <table:table-cell table:style-name="Table7.A1" office:value-type="string">
            <text:p text:style-name="P5"><text:s/><text:span text:style-name="T20"><text:s text:c="8"/>$stmt = $db-&gt;prepare("INSERT INTO votes (voteid, voter, candidate) VALUES (?, ?, ?)");</text:span></text:p>
          </table:table-cell>
        </table:table-row>
      </table:table>
      <text:p text:style-name="P9"><text:span text:style-name="T11">Figure </text:span><text:span text:style-name="T19">7:</text:span><text:span text:style-name="T6"> SQL Statement to Add Vote to Vote Table</text:span></text:p>
      <text:p text:style-name="P16">View Page</text:p>
      <text:p text:style-name="P17"><text:tab/><text:span text:style-name="T6">The final page is the view page which allows the users to see what the current standings of the election are. Similar to the vote page, this page will redirect the user if they are not logged in using the same code found in figure four. The styling of this page was done with the same three CSS files that have been used on every other page. This page will get all the candidates that have been voted for and the amount of votes for each candidates using the votes table. It will then return the JavaScript code shown in figure eight. This code will make a pie graph that displays the distribution of votes for each user. It also allows the user to hover over each candidate with their mouse to see the exact number of votes they have received. </text:span><text:span text:style-name="T18"/></text:p>
      <table:table table:name="Table8" table:style-name="Table8">
        <table:table-column table:style-name="Table8.A"/>
        <table:table-row>
          <table:table-cell table:style-name="Table8.A1" office:value-type="string">
            <text:p text:style-name="P5"><text:s/><text:span text:style-name="T20"><text:s text:c="12"/>echo "&lt;script&gt;const xArray=";</text:span></text:p>
            <text:p text:style-name="P5"><text:span text:style-name="T20"><text:s text:c="4"/>echo "[", getLabels() ,"]",";";</text:span></text:p>
            <text:p text:style-name="P5"><text:span text:style-name="T20"><text:s text:c="4"/>echo "const yArray=";</text:span></text:p>
            <text:p text:style-name="P5"><text:span text:style-name="T20"><text:s text:c="4"/>echo "[", getValues() ,"]",";";</text:span></text:p>
            <text:p text:style-name="P5"><text:span text:style-name="T20"><text:s text:c="4"/>echo "</text:span></text:p>
            <text:p text:style-name="P5"><text:span text:style-name="T20"><text:s text:c="4"/>const data = [{</text:span></text:p>
            <text:p text:style-name="P5"><text:span text:style-name="T20"><text:s text:c="8"/>labels:xArray,</text:span></text:p>
            <text:p text:style-name="P5"><text:span text:style-name="T20"><text:s text:c="8"/>values:yArray,</text:span></text:p>
            <text:p text:style-name="P5"><text:span text:style-name="T20"><text:s text:c="8"/>type:'pie',</text:span></text:p>
            <text:p text:style-name="P5"><text:span text:style-name="T20"><text:s text:c="8"/>orientation:'v',</text:span></text:p>
            <text:p text:style-name="P5"><text:span text:style-name="T20"><text:s text:c="8"/>marker: {color:'rgba(0,0,255,0.6)'}</text:span></text:p>
            <text:p text:style-name="P5"><text:span text:style-name="T20"><text:s text:c="4"/>}];</text:span></text:p>
            <text:p text:style-name="P5"><text:span text:style-name="T20"/></text:p>
            <text:p text:style-name="P5"><text:span text:style-name="T20"><text:s text:c="4"/>const layout = {title:'Current Voting', paper_bgcolor:'black'};</text:span></text:p>
            <text:p text:style-name="P5"><text:span text:style-name="T20"/></text:p>
            <text:p text:style-name="P5"><text:span text:style-name="T20"><text:s text:c="4"/>Plotly.newPlot('myPlot', data, layout);</text:span></text:p>
            <text:p text:style-name="P5"><text:span text:style-name="T20">&lt;/script&gt;";</text:span></text:p>
          </table:table-cell>
        </table:table-row>
      </table:table>
      <text:p text:style-name="P9"><text:span text:style-name="T11">Figure </text:span><text:span text:style-name="T19">8:</text:span><text:span text:style-name="T6"> JavaScript Code to Generate Pie Graph</text:span></text:p>
      <text:p text:style-name="P18">SQL Injection Attack</text:p>
      <text:p text:style-name="P12"><text:tab/><text:span text:style-name="T14">As previously mentioned in the vote page section, if the SQL statement is not prepared then it will be vulnerable to SQL injection. This would allow an attacker to input a string such as the one </text:span><text:soft-page-break/><text:span text:style-name="T14">shown in figure nine to log in. In this string the attacker is closing the string that surrounds the username field and saying or 1=1. This makes the SQL database look for any username that is empty or when 1=1 which is always. Thus, it will always return the password and log the attacker in. The final two dashes are a comment in SQL commenting out the rest of the legitimate SQL statement preventing an error and crashing the server. This is a very large issue but can be easily solved by preparing the statements. </text:span></text:p>
      <table:table table:name="Table9" table:style-name="Table9">
        <table:table-column table:style-name="Table9.A"/>
        <table:table-row>
          <table:table-cell table:style-name="Table9.A1" office:value-type="string">
            <text:p text:style-name="P5"><text:s/><text:span text:style-name="T20"><text:s text:c="5"/>‘ </text:span><text:span text:style-name="T22">OR 1=1; --</text:span></text:p>
          </table:table-cell>
        </table:table-row>
      </table:table>
      <text:p text:style-name="P9"><text:span text:style-name="T15">Figure </text:span><text:span text:style-name="T16">9:</text:span><text:span text:style-name="T13"> String Allowing Login Without Password</text:span></text:p>
      <text:p text:style-name="P10"><text:span text:style-name="T14">Prepared SQL Statements</text:span></text:p>
      <text:p text:style-name="P12"><text:span text:style-name="T14"><text:tab/>Throughout out this lab prepared SQL statements were used to prevent SQL injection. This works because the user inputted values are handed to the database management software separate from the SQL query. This allows the database management software to know what is user inputted data and thus know not to execute anything that is contained in it. This simple trick prevents all SQL injection attacks.</text:span></text:p>
      <text:h text:style-name="P1" text:outline-level="1">Conclusion</text:h>
      <text:p text:style-name="Text_20_body"><text:tab/><text:span text:style-name="T19">In conclusion, the creation of this voting system allowed the students to demonstrate how to protect an application from some of the cyber attacks that they have learned about throughout the semester. Attacks such as SQL injection was the main focus of the lab. It was shown both how to conduct SQL injection and also how to make your application secure against such an attack. This project solidified the knowledge of this course and will assist the students in any future web application developmen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1T14:19:51.890000000</meta:creation-date>
    <meta:generator>LibreOffice/7.6.2.1$Windows_X86_64 LibreOffice_project/56f7684011345957bbf33a7ee678afaf4d2ba333</meta:generator>
    <dc:date>2024-04-11T20:51:43.852000000</dc:date>
    <meta:editing-duration>PT6H31M48S</meta:editing-duration>
    <meta:editing-cycles>8</meta:editing-cycles>
    <meta:document-statistic meta:table-count="9" meta:image-count="0" meta:object-count="0" meta:page-count="5" meta:paragraph-count="84" meta:word-count="2099" meta:character-count="12661" meta:non-whitespace-character-count="10180"/>
  </office:meta>
</office:document-meta>
</file>